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65.79mm"/>
    </style:style>
    <style:style style:name="co3" style:family="table-column">
      <style:table-column-properties fo:break-before="auto" style:column-width="25.42mm"/>
    </style:style>
    <style:style style:name="co4" style:family="table-column">
      <style:table-column-properties fo:break-before="auto" style:column-width="20.73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96.4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="1.01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fo:padding="1.01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fo:padding="1.01mm"/>
      <style:paragraph-properties fo:text-align="end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none" fo:padding="1.01mm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 fo:padding="1.01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 fo:padding="1.01mm"/>
      <style:text-properties style:font-name="Courier New" fo:font-size="12pt" style:font-size-asian="12pt" style:font-size-complex="12pt"/>
    </style:style>
    <style:style style:name="ce8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good&quot;" style:apply-style-name="Untitled4" style:base-cell-address="Sheet1.D7"/>
      <style:map style:condition="cell-content()=&quot;poor&quot;" style:apply-style-name="Untitled1" style:base-cell-address="Sheet1.D7"/>
      <style:map style:condition="cell-content()=&quot;bad&quot;" style:apply-style-name="Untitled5" style:base-cell-address="Sheet1.D7"/>
      <style:map style:condition="cell-content()=&quot;?&quot;" style:apply-style-name="Untitled6" style:base-cell-address="Sheet1.D7"/>
    </style:style>
    <style:style style:name="ce9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good&quot;" style:apply-style-name="Untitled4" style:base-cell-address="Sheet1.D7"/>
      <style:map style:condition="cell-content()=&quot;poor&quot;" style:apply-style-name="Untitled1" style:base-cell-address="Sheet1.D7"/>
      <style:map style:condition="cell-content()=&quot;bad&quot;" style:apply-style-name="Untitled5" style:base-cell-address="Sheet1.D7"/>
      <style:map style:condition="cell-content()=&quot;?&quot;" style:apply-style-name="Untitled6" style:base-cell-address="Sheet1.D7"/>
    </style:style>
    <style:style style:name="ce10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  <style:map style:condition="cell-content()=&quot;good&quot;" style:apply-style-name="Untitled4" style:base-cell-address="Sheet1.D7"/>
      <style:map style:condition="cell-content()=&quot;poor&quot;" style:apply-style-name="Untitled1" style:base-cell-address="Sheet1.D7"/>
      <style:map style:condition="cell-content()=&quot;bad&quot;" style:apply-style-name="Untitled5" style:base-cell-address="Sheet1.D7"/>
      <style:map style:condition="cell-content()=&quot;?&quot;" style:apply-style-name="Untitled6" style:base-cell-address="Sheet1.D7"/>
    </style:style>
    <style:style style:name="ce11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12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13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  <style:map style:condition="cell-content()=&quot;Yes&quot;" style:apply-style-name="Untitled4" style:base-cell-address="Sheet1.E1"/>
    </style:style>
    <style:style style:name="ce14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15" style:family="table-cell" style:parent-style-name="Default">
      <style:table-cell-properties fo:padding="1.01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padding="1.01mm"/>
      <style:text-properties fo:font-size="12pt" style:font-size-asian="12pt" style:font-size-complex="12pt"/>
    </style:style>
    <style:style style:name="ce17" style:family="table-cell" style:parent-style-name="Default">
      <style:table-cell-properties fo:padding="1.01m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8"/>
        <table:table-column table:style-name="co5" table:default-cell-style-name="ce14"/>
        <table:table-column table:style-name="co6" table:default-cell-style-name="ce2"/>
        <table:table-column table:style-name="co7" table:number-columns-repeated="1012" table:default-cell-style-name="ce16"/>
        <table:table-column table:style-name="co7" table:number-columns-repeated="6" table:default-cell-style-name="ce17"/>
        <table:table-row table:style-name="ro1">
          <table:table-cell table:style-name="ce1" table:number-columns-repeated="2"/>
          <table:table-cell table:style-name="ce5"/>
          <table:table-cell office:value-type="string" calcext:value-type="string">
            <text:p>good</text:p>
          </table:table-cell>
          <table:table-cell table:style-name="ce11" office:value-type="string" calcext:value-type="string" table:number-columns-spanned="2" table:number-rows-spanned="1">
            <text:p>Should work fine</text:p>
          </table:table-cell>
          <table:covered-table-cell table:style-name="ce4"/>
          <table:table-cell table:style-name="ce15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5"/>
          <table:table-cell office:value-type="string" calcext:value-type="string">
            <text:p>poor</text:p>
          </table:table-cell>
          <table:table-cell table:style-name="ce11" office:value-type="string" calcext:value-type="string" table:number-columns-spanned="2" table:number-rows-spanned="1">
            <text:p>Some mechanics can't be automated</text:p>
          </table:table-cell>
          <table:covered-table-cell table:style-name="ce4"/>
          <table:table-cell table:style-name="ce15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5"/>
          <table:table-cell office:value-type="string" calcext:value-type="string">
            <text:p>bad</text:p>
          </table:table-cell>
          <table:table-cell table:style-name="ce11" office:value-type="string" calcext:value-type="string" table:number-columns-spanned="2" table:number-rows-spanned="1">
            <text:p>Most mechanics can't be automated</text:p>
          </table:table-cell>
          <table:covered-table-cell table:style-name="ce4"/>
          <table:table-cell table:style-name="ce15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5"/>
          <table:table-cell office:value-type="string" calcext:value-type="string">
            <text:p>?</text:p>
          </table:table-cell>
          <table:table-cell table:style-name="ce11" office:value-type="string" calcext:value-type="string" table:number-columns-spanned="2" table:number-rows-spanned="1">
            <text:p>Unchecked</text:p>
          </table:table-cell>
          <table:covered-table-cell table:style-name="ce4"/>
          <table:table-cell table:style-name="ce15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5"/>
          <table:table-cell table:style-name="ce9"/>
          <table:table-cell table:style-name="ce12"/>
          <table:table-cell table:style-name="ce1"/>
          <table:table-cell table:style-name="ce15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4" office:value-type="string" calcext:value-type="string">
            <text:p>Book Title</text:p>
          </table:table-cell>
          <table:table-cell table:style-name="ce6" office:value-type="string" calcext:value-type="string">
            <text:p>Book Type</text:p>
          </table:table-cell>
          <table:table-cell table:style-name="ce10" office:value-type="string" calcext:value-type="string">
            <text:p>Support</text:p>
          </table:table-cell>
          <table:table-cell table:style-name="ce13" office:value-type="string" calcext:value-type="string">
            <text:p>Playtested</text:p>
          </table:table-cell>
          <table:table-cell table:style-name="ce4" office:value-type="string" calcext:value-type="string">
            <text:p>Notes</text:p>
          </table:table-cell>
          <table:table-cell table:style-name="ce15" table:number-columns-repeated="1012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perpowers and clues not supported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oldier Tracking or Battles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lpower rules not supported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lack Vein Prophecy</text:p>
          </table:table-cell>
          <table:table-cell office:value-type="string" calcext:value-type="string">
            <text:p>bv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 of the Zombies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ombie Combat not supported. Stats miss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bones 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tim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 few stats not tracke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tadel of Chaos, The</text:p>
          </table:table-cell>
          <table:table-cell office:value-type="string" calcext:value-type="string">
            <text:p>coc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is book's spells not supported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 office:value-type="string" calcext:value-type="string">
            <text:p>co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rimson Tide, Th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age or ferocity stats or mechanics.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urse of the Mumm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 not supported. Initial items incorrect.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 not supported. Other stats missing.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alents rules not supported. No Evil stat.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athmoor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initial items missing when rolling character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 office:value-type="string" calcext:value-type="string">
            <text:p>dot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ye of the Dragon 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ubes or citadel walls stats.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 of Doom, Th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 rule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Gates of Death, Th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 office:value-type="string" calcext:value-type="string">
            <text:p>ho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Howl of the Werewolf 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hang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sland of the Undea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esence st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Fan)</text:p>
          </table:table-cell>
          <table:table-cell office:value-type="string" calcext:value-type="string">
            <text:p>Janitor of Firetop Mountain, Th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cluded example adventure.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nights of Doo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s rules not supported. No honour or time stat.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our rules not supported.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string" calcext:value-type="string">
            <text:p>loz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gehun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panion Rules not supported.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ster of Chao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s rules not supported. No notoriety stat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pecial Skills not supported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oonrunn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s rules not supported.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ight Drag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missing sta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Night of the Necromancer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is book's spell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Port of Peril, The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rtal of Evil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armed combat sudden death rule not supported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turn to Firetop Mountain</text:p>
          </table:table-cell>
          <table:table-cell office:value-type="string" calcext:value-type="string">
            <text:p>rt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venge of the Vampir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ious stats missing.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ngs of Kether, Th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ster Combat not supported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bot Combar rules not supporte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is book's spells not supported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 office:value-type="string" calcext:value-type="string">
            <text:p>sob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iege of Sardat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w combat and Day of the week not supported.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laves of the Abys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tant death rule not supported, No time stat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ectral Stalker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ail rules and stat not supporte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ellbreak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ternate fear rule not supported. No time stat.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aler of Soul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Stormslayer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nour Points and Skills not supporte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olve rule not supported. No alarm stat.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ower of Destruc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honour or time stat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ult of the Vampir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rlock of Firetop Mountain, Th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:Sheet1.D1048576">
            <calcext:condition calcext:apply-style-name="Untitled4" calcext:value="=&quot;good&quot;" calcext:base-cell-address="Sheet1.D7"/>
            <calcext:condition calcext:apply-style-name="Untitled1" calcext:value="=&quot;poor&quot;" calcext:base-cell-address="Sheet1.D7"/>
            <calcext:condition calcext:apply-style-name="Untitled5" calcext:value="=&quot;bad&quot;" calcext:base-cell-address="Sheet1.D7"/>
            <calcext:condition calcext:apply-style-name="Untitled6" calcext:value="=&quot;?&quot;" calcext:base-cell-address="Sheet1.D7"/>
          </calcext:conditional-format>
          <calcext:conditional-format calcext:target-range-address="Sheet1.E1:Sheet1.E1048576">
            <calcext:condition calcext:apply-style-name="Untitled4" calcext:value="=&quot;Yes&quot;" calcext:base-cell-address="Sheet1.E1"/>
          </calcext:conditional-format>
        </calcext:conditional-formats>
      </table:table>
      <table:named-expressions/>
      <table:database-ranges>
        <table:database-range table:name="__Anonymous_Sheet_DB__0" table:target-range-address="Sheet1.A6:Sheet1.F8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66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ext-properties fo:font-weight="bold"/>
    </style:style>
    <style:style style:name="Untitled4" style:family="table-cell" style:parent-style-name="Default">
      <style:table-cell-properties fo:background-color="#66ff66"/>
    </style:style>
    <style:style style:name="Untitled5" style:family="table-cell" style:parent-style-name="Default">
      <style:table-cell-properties fo:background-color="#cc9900"/>
    </style:style>
    <style:style style:name="Untitled6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1">00/00/0000</text:date>, <text:time style:data-style-name="N2" text:time-value="04:27:46.8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7:35:15.609000000</meta:creation-date>
    <dc:date>2019-01-01T04:28:14.461000000</dc:date>
    <meta:editing-duration>PT3H44M36S</meta:editing-duration>
    <meta:editing-cycles>34</meta:editing-cycles>
    <meta:generator>LibreOffice/4.4.7.2$Windows_x86 LibreOffice_project/f3153a8b245191196a4b6b9abd1d0da16eead600</meta:generator>
    <meta:document-statistic meta:table-count="1" meta:cell-count="394" meta:object-count="0"/>
  </office:meta>
</office:document-meta>
</file>